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36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468a1a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f0041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50938a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f0041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valuation_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00" table:default-cell-style-name="Default"/>
        <table:table-row table:style-name="ro1">
          <table:table-cell/>
          <table:table-cell table:style-name="ce1" office:value-type="string" calcext:value-type="string" table:number-columns-spanned="11" table:number-rows-spanned="1">
            <text:p>EXPERIMENT 1 (Val)</text:p>
          </table:table-cell>
          <table:covered-table-cell table:number-columns-repeated="10"/>
          <table:table-cell table:number-columns-repeated="2"/>
          <table:table-cell table:style-name="ce6" office:value-type="string" calcext:value-type="string" table:number-columns-spanned="10" table:number-rows-spanned="1">
            <text:p>Experiment 2 (Test)</text:p>
          </table:table-cell>
          <table:covered-table-cell table:number-columns-repeated="9"/>
          <table:table-cell table:number-columns-repeated="1000"/>
        </table:table-row>
        <table:table-row table:style-name="ro2">
          <table:table-cell/>
          <table:table-cell table:style-name="ce7"/>
          <table:table-cell table:style-name="ce10" office:value-type="string" calcext:value-type="string" table:number-columns-spanned="2" table:number-rows-spanned="1">
            <text:p>Robust HSV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YcgCr</text:p>
          </table:table-cell>
          <table:covered-table-cell/>
          <table:table-cell table:number-columns-repeated="2"/>
          <table:table-cell table:style-name="ce14" office:value-type="string" calcext:value-type="string" table:number-columns-spanned="2" table:number-rows-spanned="1">
            <text:p>K-means</text:p>
          </table:table-cell>
          <table:covered-table-cell/>
          <table:table-cell table:number-columns-repeated="2"/>
          <table:table-cell table:style-name="ce10" office:value-type="string" calcext:value-type="string" table:number-columns-spanned="2" table:number-rows-spanned="1">
            <text:p>Robust HSV</text:p>
          </table:table-cell>
          <table:covered-table-cell table:style-name="ce17"/>
          <table:table-cell table:style-name="ce17" table:number-columns-repeated="2"/>
          <table:table-cell table:style-name="ce15" office:value-type="string" calcext:value-type="string" table:number-columns-spanned="2" table:number-rows-spanned="1">
            <text:p>YcgCr</text:p>
          </table:table-cell>
          <table:covered-table-cell table:style-name="ce17"/>
          <table:table-cell table:style-name="ce17"/>
          <table:table-cell table:style-name="ce14" office:value-type="string" calcext:value-type="string" table:number-columns-spanned="3" table:number-rows-spanned="1">
            <text:p>K-means</text:p>
          </table:table-cell>
          <table:covered-table-cell table:number-columns-repeated="2" table:style-name="ce17"/>
          <table:table-cell table:number-columns-repeated="1000"/>
        </table:table-row>
        <table:table-row table:style-name="ro3">
          <table:table-cell table:style-name="ce8" table:number-columns-repeated="2"/>
          <table:table-cell table:style-name="ce8" office:value-type="string" calcext:value-type="string">
            <text:p>IoU</text:p>
          </table:table-cell>
          <table:table-cell table:style-name="ce8" office:value-type="string" calcext:value-type="string">
            <text:p>Time (s)</text:p>
          </table:table-cell>
          <table:table-cell table:style-name="ce8" table:number-columns-repeated="2"/>
          <table:table-cell table:style-name="ce8" office:value-type="string" calcext:value-type="string">
            <text:p>IoU</text:p>
          </table:table-cell>
          <table:table-cell table:style-name="ce8" office:value-type="string" calcext:value-type="string">
            <text:p>Time (s)</text:p>
          </table:table-cell>
          <table:table-cell table:style-name="ce8" table:number-columns-repeated="2"/>
          <table:table-cell table:style-name="ce8" office:value-type="string" calcext:value-type="string">
            <text:p>IoU</text:p>
          </table:table-cell>
          <table:table-cell table:style-name="ce8" office:value-type="string" calcext:value-type="string">
            <text:p>Time (s)</text:p>
          </table:table-cell>
          <table:table-cell table:style-name="ce8" table:number-columns-repeated="2"/>
          <table:table-cell table:style-name="ce8" office:value-type="string" calcext:value-type="string">
            <text:p>IoU</text:p>
          </table:table-cell>
          <table:table-cell table:style-name="ce8" office:value-type="string" calcext:value-type="string">
            <text:p>Time (s)</text:p>
          </table:table-cell>
          <table:table-cell table:style-name="ce8" table:number-columns-repeated="2"/>
          <table:table-cell table:style-name="ce8" office:value-type="string" calcext:value-type="string">
            <text:p>IoU</text:p>
          </table:table-cell>
          <table:table-cell table:style-name="ce8" office:value-type="string" calcext:value-type="string">
            <text:p>Time (s)</text:p>
          </table:table-cell>
          <table:table-cell table:style-name="ce8" table:number-columns-repeated="2"/>
          <table:table-cell table:style-name="ce8" office:value-type="string" calcext:value-type="string">
            <text:p>IoU</text:p>
          </table:table-cell>
          <table:table-cell table:style-name="ce8" office:value-type="string" calcext:value-type="string">
            <text:p>Time (s)</text:p>
          </table:table-cell>
          <table:table-cell table:style-name="ce8" table:number-columns-repeated="1000"/>
        </table:table-row>
        <table:table-row table:style-name="ro3">
          <table:table-cell office:value-type="string" calcext:value-type="string">
            <text:p>miner</text:p>
          </table:table-cell>
          <table:table-cell office:value-type="float" office:value="20" calcext:value-type="float">
            <text:p>20</text:p>
          </table:table-cell>
          <table:table-cell office:value-type="float" office:value="0.979425430297852" calcext:value-type="float">
            <text:p>0.979425430297852</text:p>
          </table:table-cell>
          <table:table-cell office:value-type="float" office:value="0.022165536880493" calcext:value-type="float">
            <text:p>0.0221655368804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2351372542912" calcext:value-type="float">
            <text:p>0.992351372542912</text:p>
          </table:table-cell>
          <table:table-cell office:value-type="float" office:value="0.071424722671509" calcext:value-type="float">
            <text:p>0.0714247226715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2529816444566" calcext:value-type="float">
            <text:p>0.962529816444566</text:p>
          </table:table-cell>
          <table:table-cell office:value-type="float" office:value="0.594067573547363" calcext:value-type="float">
            <text:p>0.594067573547363</text:p>
          </table:table-cell>
          <table:table-cell office:value-type="string" calcext:value-type="string">
            <text:p>cercos</text:p>
          </table:table-cell>
          <table:table-cell office:value-type="float" office:value="742" calcext:value-type="float">
            <text:p>742</text:p>
          </table:table-cell>
          <table:table-cell office:value-type="float" office:value="0.997955799102783" calcext:value-type="float">
            <text:p>0.997955799102783</text:p>
          </table:table-cell>
          <table:table-cell office:value-type="float" office:value="0.019792795181275" calcext:value-type="float">
            <text:p>0.019792795181275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0.99301365694887" calcext:value-type="float">
            <text:p>0.99301365694887</text:p>
          </table:table-cell>
          <table:table-cell office:value-type="float" office:value="0.07222318649292" calcext:value-type="float">
            <text:p>0.07222318649292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0.985081694232547" calcext:value-type="float">
            <text:p>0.985081694232547</text:p>
          </table:table-cell>
          <table:table-cell office:value-type="float" office:value="0.724627256393433" calcext:value-type="float">
            <text:p>0.724627256393433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cercos</text:p>
          </table:table-cell>
          <table:table-cell office:value-type="float" office:value="1676" calcext:value-type="float">
            <text:p>1676</text:p>
          </table:table-cell>
          <table:table-cell office:value-type="float" office:value="0.993051528930664" calcext:value-type="float">
            <text:p>0.993051528930664</text:p>
          </table:table-cell>
          <table:table-cell office:value-type="float" office:value="0.021624565124512" calcext:value-type="float">
            <text:p>0.021624565124512</text:p>
          </table:table-cell>
          <table:table-cell/>
          <table:table-cell office:value-type="float" office:value="1676" calcext:value-type="float">
            <text:p>1676</text:p>
          </table:table-cell>
          <table:table-cell office:value-type="float" office:value="0.995806080513301" calcext:value-type="float">
            <text:p>0.995806080513301</text:p>
          </table:table-cell>
          <table:table-cell office:value-type="float" office:value="0.070459842681885" calcext:value-type="float">
            <text:p>0.070459842681885</text:p>
          </table:table-cell>
          <table:table-cell/>
          <table:table-cell office:value-type="float" office:value="1676" calcext:value-type="float">
            <text:p>1676</text:p>
          </table:table-cell>
          <table:table-cell office:value-type="float" office:value="0.998315573796045" calcext:value-type="float">
            <text:p>0.998315573796045</text:p>
          </table:table-cell>
          <table:table-cell office:value-type="float" office:value="0.694475650787354" calcext:value-type="float">
            <text:p>0.694475650787354</text:p>
          </table:table-cell>
          <table:table-cell office:value-type="string" calcext:value-type="string">
            <text:p>miner</text:p>
          </table:table-cell>
          <table:table-cell office:value-type="float" office:value="1573" calcext:value-type="float">
            <text:p>1573</text:p>
          </table:table-cell>
          <table:table-cell office:value-type="float" office:value="0.984745502471924" calcext:value-type="float">
            <text:p>0.984745502471924</text:p>
          </table:table-cell>
          <table:table-cell office:value-type="float" office:value="0.024633407592774" calcext:value-type="float">
            <text:p>0.024633407592774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float" office:value="0.988384929809096" calcext:value-type="float">
            <text:p>0.988384929809096</text:p>
          </table:table-cell>
          <table:table-cell office:value-type="float" office:value="0.071313381195068" calcext:value-type="float">
            <text:p>0.071313381195068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float" office:value="0.972554454660327" calcext:value-type="float">
            <text:p>0.972554454660327</text:p>
          </table:table-cell>
          <table:table-cell office:value-type="float" office:value="0.638699293136597" calcext:value-type="float">
            <text:p>0.63869929313659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iner</text:p>
          </table:table-cell>
          <table:table-cell office:value-type="float" office:value="770" calcext:value-type="float">
            <text:p>770</text:p>
          </table:table-cell>
          <table:table-cell office:value-type="float" office:value="0.990884304046631" calcext:value-type="float">
            <text:p>0.990884304046631</text:p>
          </table:table-cell>
          <table:table-cell office:value-type="float" office:value="0.017672777175903" calcext:value-type="float">
            <text:p>0.017672777175903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0.999212630995692" calcext:value-type="float">
            <text:p>0.999212630995692</text:p>
          </table:table-cell>
          <table:table-cell office:value-type="float" office:value="0.064640760421753" calcext:value-type="float">
            <text:p>0.064640760421753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0.969643677801384" calcext:value-type="float">
            <text:p>0.969643677801384</text:p>
          </table:table-cell>
          <table:table-cell office:value-type="float" office:value="0.606337070465088" calcext:value-type="float">
            <text:p>0.606337070465088</text:p>
          </table:table-cell>
          <table:table-cell office:value-type="string" calcext:value-type="string">
            <text:p>miner</text:p>
          </table:table-cell>
          <table:table-cell office:value-type="float" office:value="566" calcext:value-type="float">
            <text:p>566</text:p>
          </table:table-cell>
          <table:table-cell office:value-type="float" office:value="0.998213291168213" calcext:value-type="float">
            <text:p>0.998213291168213</text:p>
          </table:table-cell>
          <table:table-cell office:value-type="float" office:value="0.019702911376953" calcext:value-type="float">
            <text:p>0.019702911376953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0.998594863658312" calcext:value-type="float">
            <text:p>0.998594863658312</text:p>
          </table:table-cell>
          <table:table-cell office:value-type="float" office:value="0.066857576370239" calcext:value-type="float">
            <text:p>0.066857576370239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0.984207021574898" calcext:value-type="float">
            <text:p>0.984207021574898</text:p>
          </table:table-cell>
          <table:table-cell office:value-type="float" office:value="0.640791654586792" calcext:value-type="float">
            <text:p>0.64079165458679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oma</text:p>
          </table:table-cell>
          <table:table-cell office:value-type="float" office:value="390" calcext:value-type="float">
            <text:p>390</text:p>
          </table:table-cell>
          <table:table-cell office:value-type="float" office:value="0.991926193237305" calcext:value-type="float">
            <text:p>0.991926193237305</text:p>
          </table:table-cell>
          <table:table-cell office:value-type="float" office:value="0.018539905548096" calcext:value-type="float">
            <text:p>0.01853990554809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998921820451394" calcext:value-type="float">
            <text:p>0.998921820451394</text:p>
          </table:table-cell>
          <table:table-cell office:value-type="float" office:value="0.065470933914185" calcext:value-type="float">
            <text:p>0.065470933914185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974067935122247" calcext:value-type="float">
            <text:p>0.974067935122247</text:p>
          </table:table-cell>
          <table:table-cell office:value-type="float" office:value="0.597399473190308" calcext:value-type="float">
            <text:p>0.597399473190308</text:p>
          </table:table-cell>
          <table:table-cell office:value-type="string" calcext:value-type="string">
            <text:p>phoma</text:p>
          </table:table-cell>
          <table:table-cell office:value-type="float" office:value="443" calcext:value-type="float">
            <text:p>443</text:p>
          </table:table-cell>
          <table:table-cell office:value-type="float" office:value="0.98497724533081" calcext:value-type="float">
            <text:p>0.98497724533081</text:p>
          </table:table-cell>
          <table:table-cell office:value-type="float" office:value="0.022142171859741" calcext:value-type="float">
            <text:p>0.022142171859741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0.997225847538151" calcext:value-type="float">
            <text:p>0.997225847538151</text:p>
          </table:table-cell>
          <table:table-cell office:value-type="float" office:value="0.065939426422119" calcext:value-type="float">
            <text:p>0.065939426422119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0.989359119794281" calcext:value-type="float">
            <text:p>0.989359119794281</text:p>
          </table:table-cell>
          <table:table-cell office:value-type="float" office:value="1.16391563415527" calcext:value-type="float">
            <text:p>1.1639156341552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iner</text:p>
          </table:table-cell>
          <table:table-cell office:value-type="float" office:value="1514" calcext:value-type="float">
            <text:p>1514</text:p>
          </table:table-cell>
          <table:table-cell office:value-type="float" office:value="0.944223880767822" calcext:value-type="float">
            <text:p>0.944223880767822</text:p>
          </table:table-cell>
          <table:table-cell office:value-type="float" office:value="0.022513151168823" calcext:value-type="float">
            <text:p>0.022513151168823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0.978982678961559" calcext:value-type="float">
            <text:p>0.978982678961559</text:p>
          </table:table-cell>
          <table:table-cell office:value-type="float" office:value="0.070695877075195" calcext:value-type="float">
            <text:p>0.070695877075195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0.990155610056905" calcext:value-type="float">
            <text:p>0.990155610056905</text:p>
          </table:table-cell>
          <table:table-cell office:value-type="float" office:value="0.638699054718018" calcext:value-type="float">
            <text:p>0.638699054718018</text:p>
          </table:table-cell>
          <table:table-cell office:value-type="string" calcext:value-type="string">
            <text:p>rust</text:p>
          </table:table-cell>
          <table:table-cell office:value-type="float" office:value="1541" calcext:value-type="float">
            <text:p>1541</text:p>
          </table:table-cell>
          <table:table-cell office:value-type="float" office:value="0.982665538787842" calcext:value-type="float">
            <text:p>0.982665538787842</text:p>
          </table:table-cell>
          <table:table-cell office:value-type="float" office:value="0.018385887145996" calcext:value-type="float">
            <text:p>0.018385887145996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float" office:value="0.989695456738022" calcext:value-type="float">
            <text:p>0.989695456738022</text:p>
          </table:table-cell>
          <table:table-cell office:value-type="float" office:value="0.06594443321228" calcext:value-type="float">
            <text:p>0.06594443321228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float" office:value="0.962999157204831" calcext:value-type="float">
            <text:p>0.962999157204831</text:p>
          </table:table-cell>
          <table:table-cell office:value-type="float" office:value="0.849711179733276" calcext:value-type="float">
            <text:p>0.849711179733276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oma</text:p>
          </table:table-cell>
          <table:table-cell office:value-type="float" office:value="239" calcext:value-type="float">
            <text:p>239</text:p>
          </table:table-cell>
          <table:table-cell office:value-type="float" office:value="0.994797229766846" calcext:value-type="float">
            <text:p>0.994797229766846</text:p>
          </table:table-cell>
          <table:table-cell office:value-type="float" office:value="0.0181143283844" calcext:value-type="float">
            <text:p>0.0181143283844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999379429352944" calcext:value-type="float">
            <text:p>0.999379429352944</text:p>
          </table:table-cell>
          <table:table-cell office:value-type="float" office:value="0.064481496810913" calcext:value-type="float">
            <text:p>0.064481496810913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979442811257185" calcext:value-type="float">
            <text:p>0.979442811257185</text:p>
          </table:table-cell>
          <table:table-cell office:value-type="float" office:value="0.950018644332886" calcext:value-type="float">
            <text:p>0.950018644332886</text:p>
          </table:table-cell>
          <table:table-cell office:value-type="string" calcext:value-type="string">
            <text:p>phoma</text:p>
          </table:table-cell>
          <table:table-cell office:value-type="float" office:value="419" calcext:value-type="float">
            <text:p>419</text:p>
          </table:table-cell>
          <table:table-cell office:value-type="float" office:value="0.988198757171631" calcext:value-type="float">
            <text:p>0.988198757171631</text:p>
          </table:table-cell>
          <table:table-cell office:value-type="float" office:value="0.020788192749024" calcext:value-type="float">
            <text:p>0.020788192749024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0.9977468784678" calcext:value-type="float">
            <text:p>0.9977468784678</text:p>
          </table:table-cell>
          <table:table-cell office:value-type="float" office:value="0.065111875534058" calcext:value-type="float">
            <text:p>0.065111875534058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0.99378884980717" calcext:value-type="float">
            <text:p>0.99378884980717</text:p>
          </table:table-cell>
          <table:table-cell office:value-type="float" office:value="0.700552940368652" calcext:value-type="float">
            <text:p>0.70055294036865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oma</text:p>
          </table:table-cell>
          <table:table-cell office:value-type="float" office:value="1012" calcext:value-type="float">
            <text:p>1012</text:p>
          </table:table-cell>
          <table:table-cell office:value-type="float" office:value="0.99012565612793" calcext:value-type="float">
            <text:p>0.99012565612793</text:p>
          </table:table-cell>
          <table:table-cell office:value-type="float" office:value="0.018627643585205" calcext:value-type="float">
            <text:p>0.018627643585205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0.997849036951899" calcext:value-type="float">
            <text:p>0.997849036951899</text:p>
          </table:table-cell>
          <table:table-cell office:value-type="float" office:value="0.063980340957642" calcext:value-type="float">
            <text:p>0.063980340957642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0.999298637132085" calcext:value-type="float">
            <text:p>0.999298637132085</text:p>
          </table:table-cell>
          <table:table-cell office:value-type="float" office:value="0.801626205444336" calcext:value-type="float">
            <text:p>0.801626205444336</text:p>
          </table:table-cell>
          <table:table-cell office:value-type="string" calcext:value-type="string">
            <text:p>miner</text:p>
          </table:table-cell>
          <table:table-cell office:value-type="float" office:value="21" calcext:value-type="float">
            <text:p>21</text:p>
          </table:table-cell>
          <table:table-cell office:value-type="float" office:value="0.949935913085938" calcext:value-type="float">
            <text:p>0.949935913085938</text:p>
          </table:table-cell>
          <table:table-cell office:value-type="float" office:value="0.020509958267212" calcext:value-type="float">
            <text:p>0.0205099582672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7177903293348" calcext:value-type="float">
            <text:p>0.997177903293348</text:p>
          </table:table-cell>
          <table:table-cell office:value-type="float" office:value="0.066769123077393" calcext:value-type="float">
            <text:p>0.06676912307739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8721924254155" calcext:value-type="float">
            <text:p>0.98721924254155</text:p>
          </table:table-cell>
          <table:table-cell office:value-type="float" office:value="0.74104118347168" calcext:value-type="float">
            <text:p>0.74104118347168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iner</text:p>
          </table:table-cell>
          <table:table-cell office:value-type="float" office:value="1642" calcext:value-type="float">
            <text:p>1642</text:p>
          </table:table-cell>
          <table:table-cell office:value-type="float" office:value="0.96810245513916" calcext:value-type="float">
            <text:p>0.96810245513916</text:p>
          </table:table-cell>
          <table:table-cell office:value-type="float" office:value="0.018767595291138" calcext:value-type="float">
            <text:p>0.018767595291138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0.988860570277606" calcext:value-type="float">
            <text:p>0.988860570277606</text:p>
          </table:table-cell>
          <table:table-cell office:value-type="float" office:value="0.06675910949707" calcext:value-type="float">
            <text:p>0.06675910949707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0.987659918360858" calcext:value-type="float">
            <text:p>0.987659918360858</text:p>
          </table:table-cell>
          <table:table-cell office:value-type="float" office:value="0.823704719543457" calcext:value-type="float">
            <text:p>0.823704719543457</text:p>
          </table:table-cell>
          <table:table-cell office:value-type="string" calcext:value-type="string">
            <text:p>phoma</text:p>
          </table:table-cell>
          <table:table-cell office:value-type="float" office:value="242" calcext:value-type="float">
            <text:p>242</text:p>
          </table:table-cell>
          <table:table-cell office:value-type="float" office:value="0.984117984771728" calcext:value-type="float">
            <text:p>0.984117984771728</text:p>
          </table:table-cell>
          <table:table-cell office:value-type="float" office:value="0.018898963928223" calcext:value-type="float">
            <text:p>0.018898963928223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997138813967271" calcext:value-type="float">
            <text:p>0.997138813967271</text:p>
          </table:table-cell>
          <table:table-cell office:value-type="float" office:value="0.06523609161377" calcext:value-type="float">
            <text:p>0.06523609161377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996631175392243" calcext:value-type="float">
            <text:p>0.996631175392243</text:p>
          </table:table-cell>
          <table:table-cell office:value-type="float" office:value="0.659122705459595" calcext:value-type="float">
            <text:p>0.659122705459595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ust</text:p>
          </table:table-cell>
          <table:table-cell office:value-type="float" office:value="711" calcext:value-type="float">
            <text:p>711</text:p>
          </table:table-cell>
          <table:table-cell office:value-type="float" office:value="0.986842632293701" calcext:value-type="float">
            <text:p>0.986842632293701</text:p>
          </table:table-cell>
          <table:table-cell office:value-type="float" office:value="0.022953748703003" calcext:value-type="float">
            <text:p>0.022953748703003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0.988737904303984" calcext:value-type="float">
            <text:p>0.988737904303984</text:p>
          </table:table-cell>
          <table:table-cell office:value-type="float" office:value="0.068579912185669" calcext:value-type="float">
            <text:p>0.068579912185669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0.978480551578077" calcext:value-type="float">
            <text:p>0.978480551578077</text:p>
          </table:table-cell>
          <table:table-cell office:value-type="float" office:value="0.814385652542114" calcext:value-type="float">
            <text:p>0.814385652542114</text:p>
          </table:table-cell>
          <table:table-cell office:value-type="string" calcext:value-type="string">
            <text:p>phoma</text:p>
          </table:table-cell>
          <table:table-cell office:value-type="float" office:value="628" calcext:value-type="float">
            <text:p>628</text:p>
          </table:table-cell>
          <table:table-cell office:value-type="float" office:value="0.982017040252686" calcext:value-type="float">
            <text:p>0.982017040252686</text:p>
          </table:table-cell>
          <table:table-cell office:value-type="float" office:value="0.0195631980896" calcext:value-type="float">
            <text:p>0.0195631980896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0.999219090116224" calcext:value-type="float">
            <text:p>0.999219090116224</text:p>
          </table:table-cell>
          <table:table-cell office:value-type="float" office:value="0.069110631942749" calcext:value-type="float">
            <text:p>0.069110631942749</text:p>
          </table:table-cell>
          <table:table-cell/>
          <table:table-cell office:value-type="float" office:value="628" calcext:value-type="float">
            <text:p>628</text:p>
          </table:table-cell>
          <table:table-cell office:value-type="float" office:value="0.998826301904468" calcext:value-type="float">
            <text:p>0.998826301904468</text:p>
          </table:table-cell>
          <table:table-cell office:value-type="float" office:value="0.586310386657715" calcext:value-type="float">
            <text:p>0.586310386657715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oma</text:p>
          </table:table-cell>
          <table:table-cell office:value-type="float" office:value="610" calcext:value-type="float">
            <text:p>610</text:p>
          </table:table-cell>
          <table:table-cell office:value-type="float" office:value="0.987517356872559" calcext:value-type="float">
            <text:p>0.987517356872559</text:p>
          </table:table-cell>
          <table:table-cell office:value-type="float" office:value="0.019602060317993" calcext:value-type="float">
            <text:p>0.019602060317993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.998371043955275" calcext:value-type="float">
            <text:p>0.998371043955275</text:p>
          </table:table-cell>
          <table:table-cell office:value-type="float" office:value="0.065707921981812" calcext:value-type="float">
            <text:p>0.06570792198181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.998383070053454" calcext:value-type="float">
            <text:p>0.998383070053454</text:p>
          </table:table-cell>
          <table:table-cell office:value-type="float" office:value="0.760599851608276" calcext:value-type="float">
            <text:p>0.760599851608276</text:p>
          </table:table-cell>
          <table:table-cell office:value-type="string" calcext:value-type="string">
            <text:p>cercos</text:p>
          </table:table-cell>
          <table:table-cell office:value-type="float" office:value="1643" calcext:value-type="float">
            <text:p>1643</text:p>
          </table:table-cell>
          <table:table-cell office:value-type="float" office:value="0.990906238555908" calcext:value-type="float">
            <text:p>0.990906238555908</text:p>
          </table:table-cell>
          <table:table-cell office:value-type="float" office:value="0.01861047744751" calcext:value-type="float">
            <text:p>0.01861047744751</text:p>
          </table:table-cell>
          <table:table-cell/>
          <table:table-cell office:value-type="float" office:value="1643" calcext:value-type="float">
            <text:p>1643</text:p>
          </table:table-cell>
          <table:table-cell office:value-type="float" office:value="0.99728353548697" calcext:value-type="float">
            <text:p>0.99728353548697</text:p>
          </table:table-cell>
          <table:table-cell office:value-type="float" office:value="0.068452596664429" calcext:value-type="float">
            <text:p>0.068452596664429</text:p>
          </table:table-cell>
          <table:table-cell/>
          <table:table-cell office:value-type="float" office:value="1643" calcext:value-type="float">
            <text:p>1643</text:p>
          </table:table-cell>
          <table:table-cell office:value-type="float" office:value="0.997752986238965" calcext:value-type="float">
            <text:p>0.997752986238965</text:p>
          </table:table-cell>
          <table:table-cell office:value-type="float" office:value="0.739299774169922" calcext:value-type="float">
            <text:p>0.73929977416992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oma</text:p>
          </table:table-cell>
          <table:table-cell office:value-type="float" office:value="482" calcext:value-type="float">
            <text:p>482</text:p>
          </table:table-cell>
          <table:table-cell office:value-type="float" office:value="0.987449169158936" calcext:value-type="float">
            <text:p>0.987449169158936</text:p>
          </table:table-cell>
          <table:table-cell office:value-type="float" office:value="0.021483182907105" calcext:value-type="float">
            <text:p>0.021483182907105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0.994941158755531" calcext:value-type="float">
            <text:p>0.994941158755531</text:p>
          </table:table-cell>
          <table:table-cell office:value-type="float" office:value="0.06480622291565" calcext:value-type="float">
            <text:p>0.06480622291565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0.946084880754384" calcext:value-type="float">
            <text:p>0.946084880754384</text:p>
          </table:table-cell>
          <table:table-cell office:value-type="float" office:value="0.809211492538452" calcext:value-type="float">
            <text:p>0.809211492538452</text:p>
          </table:table-cell>
          <table:table-cell office:value-type="string" calcext:value-type="string">
            <text:p>phoma</text:p>
          </table:table-cell>
          <table:table-cell office:value-type="float" office:value="529" calcext:value-type="float">
            <text:p>529</text:p>
          </table:table-cell>
          <table:table-cell office:value-type="float" office:value="0.991623878479004" calcext:value-type="float">
            <text:p>0.991623878479004</text:p>
          </table:table-cell>
          <table:table-cell office:value-type="float" office:value="0.018433094024658" calcext:value-type="float">
            <text:p>0.018433094024658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0.998760796166832" calcext:value-type="float">
            <text:p>0.998760796166832</text:p>
          </table:table-cell>
          <table:table-cell office:value-type="float" office:value="0.070220947265625" calcext:value-type="float">
            <text:p>0.070220947265625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0.915412779274336" calcext:value-type="float">
            <text:p>0.915412779274336</text:p>
          </table:table-cell>
          <table:table-cell office:value-type="float" office:value="0.626416444778442" calcext:value-type="float">
            <text:p>0.62641644477844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ust</text:p>
          </table:table-cell>
          <table:table-cell office:value-type="float" office:value="858" calcext:value-type="float">
            <text:p>858</text:p>
          </table:table-cell>
          <table:table-cell office:value-type="float" office:value="0.997717380523681" calcext:value-type="float">
            <text:p>0.997717380523681</text:p>
          </table:table-cell>
          <table:table-cell office:value-type="float" office:value="0.019863605499268" calcext:value-type="float">
            <text:p>0.019863605499268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0.99351828192202" calcext:value-type="float">
            <text:p>0.99351828192202</text:p>
          </table:table-cell>
          <table:table-cell office:value-type="float" office:value="0.064366340637207" calcext:value-type="float">
            <text:p>0.064366340637207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0.983300738637857" calcext:value-type="float">
            <text:p>0.983300738637857</text:p>
          </table:table-cell>
          <table:table-cell office:value-type="float" office:value="0.905588865280151" calcext:value-type="float">
            <text:p>0.905588865280151</text:p>
          </table:table-cell>
          <table:table-cell office:value-type="string" calcext:value-type="string">
            <text:p>rust</text:p>
          </table:table-cell>
          <table:table-cell office:value-type="float" office:value="712" calcext:value-type="float">
            <text:p>712</text:p>
          </table:table-cell>
          <table:table-cell office:value-type="float" office:value="0.99088191986084" calcext:value-type="float">
            <text:p>0.99088191986084</text:p>
          </table:table-cell>
          <table:table-cell office:value-type="float" office:value="0.023781299591065" calcext:value-type="float">
            <text:p>0.023781299591065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0.990746623101749" calcext:value-type="float">
            <text:p>0.990746623101749</text:p>
          </table:table-cell>
          <table:table-cell office:value-type="float" office:value="0.065836906433106" calcext:value-type="float">
            <text:p>0.065836906433106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0.983057298666478" calcext:value-type="float">
            <text:p>0.983057298666478</text:p>
          </table:table-cell>
          <table:table-cell office:value-type="float" office:value="1.62807750701904" calcext:value-type="float">
            <text:p>1.6280775070190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iner</text:p>
          </table:table-cell>
          <table:table-cell office:value-type="float" office:value="64" calcext:value-type="float">
            <text:p>64</text:p>
          </table:table-cell>
          <table:table-cell office:value-type="float" office:value="0.989591598510742" calcext:value-type="float">
            <text:p>0.989591598510742</text:p>
          </table:table-cell>
          <table:table-cell office:value-type="float" office:value="0.019522905349732" calcext:value-type="float">
            <text:p>0.0195229053497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9695667120205" calcext:value-type="float">
            <text:p>0.99695667120205</text:p>
          </table:table-cell>
          <table:table-cell office:value-type="float" office:value="0.069213628768921" calcext:value-type="float">
            <text:p>0.06921362876892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97180211561229" calcext:value-type="float">
            <text:p>0.997180211561229</text:p>
          </table:table-cell>
          <table:table-cell office:value-type="float" office:value="0.793960571289063" calcext:value-type="float">
            <text:p>0.793960571289063</text:p>
          </table:table-cell>
          <table:table-cell office:value-type="string" calcext:value-type="string">
            <text:p>miner</text:p>
          </table:table-cell>
          <table:table-cell office:value-type="float" office:value="862" calcext:value-type="float">
            <text:p>862</text:p>
          </table:table-cell>
          <table:table-cell office:value-type="float" office:value="0.981340408325195" calcext:value-type="float">
            <text:p>0.981340408325195</text:p>
          </table:table-cell>
          <table:table-cell office:value-type="float" office:value="0.021054744720459" calcext:value-type="float">
            <text:p>0.021054744720459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0.998612882513674" calcext:value-type="float">
            <text:p>0.998612882513674</text:p>
          </table:table-cell>
          <table:table-cell office:value-type="float" office:value="0.067314863204956" calcext:value-type="float">
            <text:p>0.067314863204956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0.98282546780668" calcext:value-type="float">
            <text:p>0.98282546780668</text:p>
          </table:table-cell>
          <table:table-cell office:value-type="float" office:value="0.708435297012329" calcext:value-type="float">
            <text:p>0.708435297012329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iner</text:p>
          </table:table-cell>
          <table:table-cell office:value-type="float" office:value="900" calcext:value-type="float">
            <text:p>900</text:p>
          </table:table-cell>
          <table:table-cell office:value-type="float" office:value="0.96514368057251" calcext:value-type="float">
            <text:p>0.96514368057251</text:p>
          </table:table-cell>
          <table:table-cell office:value-type="float" office:value="0.020961761474609" calcext:value-type="float">
            <text:p>0.02096176147460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994336943233598" calcext:value-type="float">
            <text:p>0.994336943233598</text:p>
          </table:table-cell>
          <table:table-cell office:value-type="float" office:value="0.064390659332275" calcext:value-type="float">
            <text:p>0.06439065933227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.972494708905835" calcext:value-type="float">
            <text:p>0.972494708905835</text:p>
          </table:table-cell>
          <table:table-cell office:value-type="float" office:value="0.683327674865723" calcext:value-type="float">
            <text:p>0.683327674865723</text:p>
          </table:table-cell>
          <table:table-cell office:value-type="string" calcext:value-type="string">
            <text:p>miner</text:p>
          </table:table-cell>
          <table:table-cell office:value-type="float" office:value="47" calcext:value-type="float">
            <text:p>47</text:p>
          </table:table-cell>
          <table:table-cell office:value-type="float" office:value="0.981240749359131" calcext:value-type="float">
            <text:p>0.981240749359131</text:p>
          </table:table-cell>
          <table:table-cell office:value-type="float" office:value="0.023512601852417" calcext:value-type="float">
            <text:p>0.0235126018524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97239847623267" calcext:value-type="float">
            <text:p>0.997239847623267</text:p>
          </table:table-cell>
          <table:table-cell office:value-type="float" office:value="0.070409774780274" calcext:value-type="float">
            <text:p>0.07040977478027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95931178287442" calcext:value-type="float">
            <text:p>0.995931178287442</text:p>
          </table:table-cell>
          <table:table-cell office:value-type="float" office:value="0.928314208984375" calcext:value-type="float">
            <text:p>0.928314208984375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iner</text:p>
          </table:table-cell>
          <table:table-cell office:value-type="float" office:value="1117" calcext:value-type="float">
            <text:p>1117</text:p>
          </table:table-cell>
          <table:table-cell office:value-type="float" office:value="0.994137763977051" calcext:value-type="float">
            <text:p>0.994137763977051</text:p>
          </table:table-cell>
          <table:table-cell office:value-type="float" office:value="0.017901182174683" calcext:value-type="float">
            <text:p>0.017901182174683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0.997703000285148" calcext:value-type="float">
            <text:p>0.997703000285148</text:p>
          </table:table-cell>
          <table:table-cell office:value-type="float" office:value="0.064778566360474" calcext:value-type="float">
            <text:p>0.064778566360474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0.999378700948056" calcext:value-type="float">
            <text:p>0.999378700948056</text:p>
          </table:table-cell>
          <table:table-cell office:value-type="float" office:value="0.612014055252075" calcext:value-type="float">
            <text:p>0.612014055252075</text:p>
          </table:table-cell>
          <table:table-cell office:value-type="string" calcext:value-type="string">
            <text:p>rust</text:p>
          </table:table-cell>
          <table:table-cell office:value-type="float" office:value="1680" calcext:value-type="float">
            <text:p>1680</text:p>
          </table:table-cell>
          <table:table-cell office:value-type="float" office:value="0.966643810272217" calcext:value-type="float">
            <text:p>0.966643810272217</text:p>
          </table:table-cell>
          <table:table-cell office:value-type="float" office:value="0.023924589157105" calcext:value-type="float">
            <text:p>0.023924589157105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0.987100458734819" calcext:value-type="float">
            <text:p>0.987100458734819</text:p>
          </table:table-cell>
          <table:table-cell office:value-type="float" office:value="0.068247556686401" calcext:value-type="float">
            <text:p>0.068247556686401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0.986178161613662" calcext:value-type="float">
            <text:p>0.986178161613662</text:p>
          </table:table-cell>
          <table:table-cell office:value-type="float" office:value="0.921506881713867" calcext:value-type="float">
            <text:p>0.92150688171386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ust</text:p>
          </table:table-cell>
          <table:table-cell office:value-type="float" office:value="140" calcext:value-type="float">
            <text:p>140</text:p>
          </table:table-cell>
          <table:table-cell office:value-type="float" office:value="0.983693599700928" calcext:value-type="float">
            <text:p>0.983693599700928</text:p>
          </table:table-cell>
          <table:table-cell office:value-type="float" office:value="0.01868748664856" calcext:value-type="float">
            <text:p>0.0186874866485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85069359546441" calcext:value-type="float">
            <text:p>0.985069359546441</text:p>
          </table:table-cell>
          <table:table-cell office:value-type="float" office:value="0.063195705413818" calcext:value-type="float">
            <text:p>0.06319570541381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80395960175328" calcext:value-type="float">
            <text:p>0.980395960175328</text:p>
          </table:table-cell>
          <table:table-cell office:value-type="float" office:value="0.928513288497925" calcext:value-type="float">
            <text:p>0.928513288497925</text:p>
          </table:table-cell>
          <table:table-cell office:value-type="string" calcext:value-type="string">
            <text:p>miner</text:p>
          </table:table-cell>
          <table:table-cell office:value-type="float" office:value="901" calcext:value-type="float">
            <text:p>901</text:p>
          </table:table-cell>
          <table:table-cell office:value-type="float" office:value="0.967500686645508" calcext:value-type="float">
            <text:p>0.967500686645508</text:p>
          </table:table-cell>
          <table:table-cell office:value-type="float" office:value="0.020548582077026" calcext:value-type="float">
            <text:p>0.020548582077026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0.997174503826121" calcext:value-type="float">
            <text:p>0.997174503826121</text:p>
          </table:table-cell>
          <table:table-cell office:value-type="float" office:value="0.068687677383423" calcext:value-type="float">
            <text:p>0.06868767738342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0.986616706575615" calcext:value-type="float">
            <text:p>0.986616706575615</text:p>
          </table:table-cell>
          <table:table-cell office:value-type="float" office:value="0.666242361068726" calcext:value-type="float">
            <text:p>0.666242361068726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oma</text:p>
          </table:table-cell>
          <table:table-cell office:value-type="float" office:value="564" calcext:value-type="float">
            <text:p>564</text:p>
          </table:table-cell>
          <table:table-cell office:value-type="float" office:value="0.994499206542969" calcext:value-type="float">
            <text:p>0.994499206542969</text:p>
          </table:table-cell>
          <table:table-cell office:value-type="float" office:value="0.01937460899353" calcext:value-type="float">
            <text:p>0.01937460899353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0.999371480458364" calcext:value-type="float">
            <text:p>0.999371480458364</text:p>
          </table:table-cell>
          <table:table-cell office:value-type="float" office:value="0.064147472381592" calcext:value-type="float">
            <text:p>0.064147472381592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0.981422754716113" calcext:value-type="float">
            <text:p>0.981422754716113</text:p>
          </table:table-cell>
          <table:table-cell office:value-type="float" office:value="0.546780824661255" calcext:value-type="float">
            <text:p>0.546780824661255</text:p>
          </table:table-cell>
          <table:table-cell office:value-type="string" calcext:value-type="string">
            <text:p>rust</text:p>
          </table:table-cell>
          <table:table-cell office:value-type="float" office:value="1449" calcext:value-type="float">
            <text:p>1449</text:p>
          </table:table-cell>
          <table:table-cell office:value-type="float" office:value="0.929702758789062" calcext:value-type="float">
            <text:p>0.929702758789062</text:p>
          </table:table-cell>
          <table:table-cell office:value-type="float" office:value="0.019989490509033" calcext:value-type="float">
            <text:p>0.019989490509033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0.947295379216411" calcext:value-type="float">
            <text:p>0.947295379216411</text:p>
          </table:table-cell>
          <table:table-cell office:value-type="float" office:value="0.068998336791992" calcext:value-type="float">
            <text:p>0.068998336791992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0.968343496465138" calcext:value-type="float">
            <text:p>0.968343496465138</text:p>
          </table:table-cell>
          <table:table-cell office:value-type="float" office:value="0.681494951248169" calcext:value-type="float">
            <text:p>0.681494951248169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cercos</text:p>
          </table:table-cell>
          <table:table-cell office:value-type="float" office:value="679" calcext:value-type="float">
            <text:p>679</text:p>
          </table:table-cell>
          <table:table-cell office:value-type="float" office:value="0.99888801574707" calcext:value-type="float">
            <text:p>0.99888801574707</text:p>
          </table:table-cell>
          <table:table-cell office:value-type="float" office:value="0.021792411804199" calcext:value-type="float">
            <text:p>0.021792411804199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0.997592770004282" calcext:value-type="float">
            <text:p>0.997592770004282</text:p>
          </table:table-cell>
          <table:table-cell office:value-type="float" office:value="0.065497159957886" calcext:value-type="float">
            <text:p>0.065497159957886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0.854937064993301" calcext:value-type="float">
            <text:p>0.854937064993301</text:p>
          </table:table-cell>
          <table:table-cell office:value-type="float" office:value="1.72244095802307" calcext:value-type="float">
            <text:p>1.72244095802307</text:p>
          </table:table-cell>
          <table:table-cell office:value-type="string" calcext:value-type="string">
            <text:p>phoma</text:p>
          </table:table-cell>
          <table:table-cell office:value-type="float" office:value="371" calcext:value-type="float">
            <text:p>371</text:p>
          </table:table-cell>
          <table:table-cell office:value-type="float" office:value="0.978818416595459" calcext:value-type="float">
            <text:p>0.978818416595459</text:p>
          </table:table-cell>
          <table:table-cell office:value-type="float" office:value="0.02137565612793" calcext:value-type="float">
            <text:p>0.02137565612793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0.99807299733364" calcext:value-type="float">
            <text:p>0.99807299733364</text:p>
          </table:table-cell>
          <table:table-cell office:value-type="float" office:value="0.064956903457642" calcext:value-type="float">
            <text:p>0.064956903457642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0.991535370303209" calcext:value-type="float">
            <text:p>0.991535370303209</text:p>
          </table:table-cell>
          <table:table-cell office:value-type="float" office:value="0.709312438964844" calcext:value-type="float">
            <text:p>0.70931243896484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oma</text:p>
          </table:table-cell>
          <table:table-cell office:value-type="float" office:value="1562" calcext:value-type="float">
            <text:p>1562</text:p>
          </table:table-cell>
          <table:table-cell office:value-type="float" office:value="0.994457721710205" calcext:value-type="float">
            <text:p>0.994457721710205</text:p>
          </table:table-cell>
          <table:table-cell office:value-type="float" office:value="0.017887592315674" calcext:value-type="float">
            <text:p>0.017887592315674</text:p>
          </table:table-cell>
          <table:table-cell/>
          <table:table-cell office:value-type="float" office:value="1562" calcext:value-type="float">
            <text:p>1562</text:p>
          </table:table-cell>
          <table:table-cell office:value-type="float" office:value="0.99960209213245" calcext:value-type="float">
            <text:p>0.99960209213245</text:p>
          </table:table-cell>
          <table:table-cell office:value-type="float" office:value="0.064246892929077" calcext:value-type="float">
            <text:p>0.064246892929077</text:p>
          </table:table-cell>
          <table:table-cell/>
          <table:table-cell office:value-type="float" office:value="1562" calcext:value-type="float">
            <text:p>1562</text:p>
          </table:table-cell>
          <table:table-cell office:value-type="float" office:value="0.981995167652907" calcext:value-type="float">
            <text:p>0.981995167652907</text:p>
          </table:table-cell>
          <table:table-cell office:value-type="float" office:value="0.702013492584229" calcext:value-type="float">
            <text:p>0.702013492584229</text:p>
          </table:table-cell>
          <table:table-cell office:value-type="string" calcext:value-type="string">
            <text:p>rust</text:p>
          </table:table-cell>
          <table:table-cell office:value-type="float" office:value="1413" calcext:value-type="float">
            <text:p>1413</text:p>
          </table:table-cell>
          <table:table-cell office:value-type="float" office:value="0.96561861038208" calcext:value-type="float">
            <text:p>0.96561861038208</text:p>
          </table:table-cell>
          <table:table-cell office:value-type="float" office:value="0.022573709487915" calcext:value-type="float">
            <text:p>0.022573709487915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0.977399101478731" calcext:value-type="float">
            <text:p>0.977399101478731</text:p>
          </table:table-cell>
          <table:table-cell office:value-type="float" office:value="0.06998348236084" calcext:value-type="float">
            <text:p>0.06998348236084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0.969389224794042" calcext:value-type="float">
            <text:p>0.969389224794042</text:p>
          </table:table-cell>
          <table:table-cell office:value-type="float" office:value="1.00777173042297" calcext:value-type="float">
            <text:p>1.0077717304229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ust</text:p>
          </table:table-cell>
          <table:table-cell office:value-type="float" office:value="1539" calcext:value-type="float">
            <text:p>1539</text:p>
          </table:table-cell>
          <table:table-cell office:value-type="float" office:value="0.981720924377441" calcext:value-type="float">
            <text:p>0.981720924377441</text:p>
          </table:table-cell>
          <table:table-cell office:value-type="float" office:value="0.01798415184021" calcext:value-type="float">
            <text:p>0.01798415184021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float" office:value="0.984663572852812" calcext:value-type="float">
            <text:p>0.984663572852812</text:p>
          </table:table-cell>
          <table:table-cell office:value-type="float" office:value="0.064223766326904" calcext:value-type="float">
            <text:p>0.064223766326904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float" office:value="0.937853257768634" calcext:value-type="float">
            <text:p>0.937853257768634</text:p>
          </table:table-cell>
          <table:table-cell office:value-type="float" office:value="0.813039779663086" calcext:value-type="float">
            <text:p>0.813039779663086</text:p>
          </table:table-cell>
          <table:table-cell office:value-type="string" calcext:value-type="string">
            <text:p>phoma</text:p>
          </table:table-cell>
          <table:table-cell office:value-type="float" office:value="268" calcext:value-type="float">
            <text:p>268</text:p>
          </table:table-cell>
          <table:table-cell office:value-type="float" office:value="0.993048667907715" calcext:value-type="float">
            <text:p>0.993048667907715</text:p>
          </table:table-cell>
          <table:table-cell office:value-type="float" office:value="0.018066883087158" calcext:value-type="float">
            <text:p>0.018066883087158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.999205172140707" calcext:value-type="float">
            <text:p>0.999205172140707</text:p>
          </table:table-cell>
          <table:table-cell office:value-type="float" office:value="0.066288232803345" calcext:value-type="float">
            <text:p>0.066288232803345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.940506699881973" calcext:value-type="float">
            <text:p>0.940506699881973</text:p>
          </table:table-cell>
          <table:table-cell office:value-type="float" office:value="0.640970706939697" calcext:value-type="float">
            <text:p>0.64097070693969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oma</text:p>
          </table:table-cell>
          <table:table-cell office:value-type="float" office:value="416" calcext:value-type="float">
            <text:p>416</text:p>
          </table:table-cell>
          <table:table-cell office:value-type="float" office:value="0.986670017242431" calcext:value-type="float">
            <text:p>0.986670017242431</text:p>
          </table:table-cell>
          <table:table-cell office:value-type="float" office:value="0.021957397460938" calcext:value-type="float">
            <text:p>0.021957397460938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997739844024613" calcext:value-type="float">
            <text:p>0.997739844024613</text:p>
          </table:table-cell>
          <table:table-cell office:value-type="float" office:value="0.06341552734375" calcext:value-type="float">
            <text:p>0.06341552734375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0.996328819558302" calcext:value-type="float">
            <text:p>0.996328819558302</text:p>
          </table:table-cell>
          <table:table-cell office:value-type="float" office:value="0.683149337768555" calcext:value-type="float">
            <text:p>0.683149337768555</text:p>
          </table:table-cell>
          <table:table-cell office:value-type="string" calcext:value-type="string">
            <text:p>phoma</text:p>
          </table:table-cell>
          <table:table-cell office:value-type="float" office:value="395" calcext:value-type="float">
            <text:p>395</text:p>
          </table:table-cell>
          <table:table-cell office:value-type="float" office:value="0.995566368103027" calcext:value-type="float">
            <text:p>0.995566368103027</text:p>
          </table:table-cell>
          <table:table-cell office:value-type="float" office:value="0.019165277481079" calcext:value-type="float">
            <text:p>0.019165277481079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0.999144293558546" calcext:value-type="float">
            <text:p>0.999144293558546</text:p>
          </table:table-cell>
          <table:table-cell office:value-type="float" office:value="0.064558506011963" calcext:value-type="float">
            <text:p>0.064558506011963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0.912654218158933" calcext:value-type="float">
            <text:p>0.912654218158933</text:p>
          </table:table-cell>
          <table:table-cell office:value-type="float" office:value="0.547426462173462" calcext:value-type="float">
            <text:p>0.547426462173462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cercos</text:p>
          </table:table-cell>
          <table:table-cell office:value-type="float" office:value="167" calcext:value-type="float">
            <text:p>167</text:p>
          </table:table-cell>
          <table:table-cell office:value-type="float" office:value="0.992992401123047" calcext:value-type="float">
            <text:p>0.992992401123047</text:p>
          </table:table-cell>
          <table:table-cell office:value-type="float" office:value="0.01847505569458" calcext:value-type="float">
            <text:p>0.0184750556945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995719934801823" calcext:value-type="float">
            <text:p>0.995719934801823</text:p>
          </table:table-cell>
          <table:table-cell office:value-type="float" office:value="0.064739227294922" calcext:value-type="float">
            <text:p>0.06473922729492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985642583915402" calcext:value-type="float">
            <text:p>0.985642583915402</text:p>
          </table:table-cell>
          <table:table-cell office:value-type="float" office:value="0.757874727249146" calcext:value-type="float">
            <text:p>0.757874727249146</text:p>
          </table:table-cell>
          <table:table-cell office:value-type="string" calcext:value-type="string">
            <text:p>miner</text:p>
          </table:table-cell>
          <table:table-cell office:value-type="float" office:value="68" calcext:value-type="float">
            <text:p>68</text:p>
          </table:table-cell>
          <table:table-cell office:value-type="float" office:value="0.989092350006104" calcext:value-type="float">
            <text:p>0.989092350006104</text:p>
          </table:table-cell>
          <table:table-cell office:value-type="float" office:value="0.018751382827759" calcext:value-type="float">
            <text:p>0.01875138282775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98405198926267" calcext:value-type="float">
            <text:p>0.998405198926267</text:p>
          </table:table-cell>
          <table:table-cell office:value-type="float" office:value="0.064244270324707" calcext:value-type="float">
            <text:p>0.0642442703247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62147726653673" calcext:value-type="float">
            <text:p>0.962147726653673</text:p>
          </table:table-cell>
          <table:table-cell office:value-type="float" office:value="0.708825349807739" calcext:value-type="float">
            <text:p>0.708825349807739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ust</text:p>
          </table:table-cell>
          <table:table-cell office:value-type="float" office:value="1606" calcext:value-type="float">
            <text:p>1606</text:p>
          </table:table-cell>
          <table:table-cell office:value-type="float" office:value="0.967787742614746" calcext:value-type="float">
            <text:p>0.967787742614746</text:p>
          </table:table-cell>
          <table:table-cell office:value-type="float" office:value="0.020811319351196" calcext:value-type="float">
            <text:p>0.020811319351196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0.988496255948805" calcext:value-type="float">
            <text:p>0.988496255948805</text:p>
          </table:table-cell>
          <table:table-cell office:value-type="float" office:value="0.063807725906372" calcext:value-type="float">
            <text:p>0.063807725906372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0.99285751685672" calcext:value-type="float">
            <text:p>0.99285751685672</text:p>
          </table:table-cell>
          <table:table-cell office:value-type="float" office:value="0.784401416778564" calcext:value-type="float">
            <text:p>0.784401416778564</text:p>
          </table:table-cell>
          <table:table-cell office:value-type="string" calcext:value-type="string">
            <text:p>phoma</text:p>
          </table:table-cell>
          <table:table-cell office:value-type="float" office:value="330" calcext:value-type="float">
            <text:p>330</text:p>
          </table:table-cell>
          <table:table-cell office:value-type="float" office:value="0.98988151550293" calcext:value-type="float">
            <text:p>0.98988151550293</text:p>
          </table:table-cell>
          <table:table-cell office:value-type="float" office:value="0.01839017868042" calcext:value-type="float">
            <text:p>0.0183901786804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999234351517405" calcext:value-type="float">
            <text:p>0.999234351517405</text:p>
          </table:table-cell>
          <table:table-cell office:value-type="float" office:value="0.065636873245239" calcext:value-type="float">
            <text:p>0.065636873245239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970032929787681" calcext:value-type="float">
            <text:p>0.970032929787681</text:p>
          </table:table-cell>
          <table:table-cell office:value-type="float" office:value="0.63458251953125" calcext:value-type="float">
            <text:p>0.63458251953125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iner</text:p>
          </table:table-cell>
          <table:table-cell office:value-type="float" office:value="823" calcext:value-type="float">
            <text:p>823</text:p>
          </table:table-cell>
          <table:table-cell office:value-type="float" office:value="0.955694198608398" calcext:value-type="float">
            <text:p>0.955694198608398</text:p>
          </table:table-cell>
          <table:table-cell office:value-type="float" office:value="0.02359676361084" calcext:value-type="float">
            <text:p>0.02359676361084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0.978962774349559" calcext:value-type="float">
            <text:p>0.978962774349559</text:p>
          </table:table-cell>
          <table:table-cell office:value-type="float" office:value="0.064268589019775" calcext:value-type="float">
            <text:p>0.064268589019775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0.845342334742048" calcext:value-type="float">
            <text:p>0.845342334742048</text:p>
          </table:table-cell>
          <table:table-cell office:value-type="float" office:value="0.944623470306396" calcext:value-type="float">
            <text:p>0.944623470306396</text:p>
          </table:table-cell>
          <table:table-cell office:value-type="string" calcext:value-type="string">
            <text:p>phoma</text:p>
          </table:table-cell>
          <table:table-cell office:value-type="float" office:value="291" calcext:value-type="float">
            <text:p>291</text:p>
          </table:table-cell>
          <table:table-cell office:value-type="float" office:value="0.988958835601806" calcext:value-type="float">
            <text:p>0.988958835601806</text:p>
          </table:table-cell>
          <table:table-cell office:value-type="float" office:value="0.020463466644287" calcext:value-type="float">
            <text:p>0.020463466644287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0.998691582837655" calcext:value-type="float">
            <text:p>0.998691582837655</text:p>
          </table:table-cell>
          <table:table-cell office:value-type="float" office:value="0.064181566238403" calcext:value-type="float">
            <text:p>0.06418156623840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0.996721115466779" calcext:value-type="float">
            <text:p>0.996721115466779</text:p>
          </table:table-cell>
          <table:table-cell office:value-type="float" office:value="0.621932506561279" calcext:value-type="float">
            <text:p>0.621932506561279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oma</text:p>
          </table:table-cell>
          <table:table-cell office:value-type="float" office:value="348" calcext:value-type="float">
            <text:p>348</text:p>
          </table:table-cell>
          <table:table-cell office:value-type="float" office:value="0.995626449584961" calcext:value-type="float">
            <text:p>0.995626449584961</text:p>
          </table:table-cell>
          <table:table-cell office:value-type="float" office:value="0.017951726913452" calcext:value-type="float">
            <text:p>0.017951726913452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999416410777873" calcext:value-type="float">
            <text:p>0.999416410777873</text:p>
          </table:table-cell>
          <table:table-cell office:value-type="float" office:value="0.064257621765137" calcext:value-type="float">
            <text:p>0.064257621765137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986398097682928" calcext:value-type="float">
            <text:p>0.986398097682928</text:p>
          </table:table-cell>
          <table:table-cell office:value-type="float" office:value="0.573448419570923" calcext:value-type="float">
            <text:p>0.573448419570923</text:p>
          </table:table-cell>
          <table:table-cell office:value-type="string" calcext:value-type="string">
            <text:p>miner</text:p>
          </table:table-cell>
          <table:table-cell office:value-type="float" office:value="1016" calcext:value-type="float">
            <text:p>1016</text:p>
          </table:table-cell>
          <table:table-cell office:value-type="float" office:value="0.998235702514648" calcext:value-type="float">
            <text:p>0.998235702514648</text:p>
          </table:table-cell>
          <table:table-cell office:value-type="float" office:value="0.018192291259766" calcext:value-type="float">
            <text:p>0.018192291259766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0.998644068767334" calcext:value-type="float">
            <text:p>0.998644068767334</text:p>
          </table:table-cell>
          <table:table-cell office:value-type="float" office:value="0.065425157546997" calcext:value-type="float">
            <text:p>0.065425157546997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0.987326864910206" calcext:value-type="float">
            <text:p>0.987326864910206</text:p>
          </table:table-cell>
          <table:table-cell office:value-type="float" office:value="0.646878480911255" calcext:value-type="float">
            <text:p>0.646878480911255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ust</text:p>
          </table:table-cell>
          <table:table-cell office:value-type="float" office:value="1479" calcext:value-type="float">
            <text:p>1479</text:p>
          </table:table-cell>
          <table:table-cell office:value-type="float" office:value="0.990569591522217" calcext:value-type="float">
            <text:p>0.990569591522217</text:p>
          </table:table-cell>
          <table:table-cell office:value-type="float" office:value="0.021176338195801" calcext:value-type="float">
            <text:p>0.021176338195801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float" office:value="0.99441204774009" calcext:value-type="float">
            <text:p>0.99441204774009</text:p>
          </table:table-cell>
          <table:table-cell office:value-type="float" office:value="0.064059019088745" calcext:value-type="float">
            <text:p>0.064059019088745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float" office:value="0.997271639862231" calcext:value-type="float">
            <text:p>0.997271639862231</text:p>
          </table:table-cell>
          <table:table-cell office:value-type="float" office:value="0.777716636657715" calcext:value-type="float">
            <text:p>0.777716636657715</text:p>
          </table:table-cell>
          <table:table-cell office:value-type="string" calcext:value-type="string">
            <text:p>rust</text:p>
          </table:table-cell>
          <table:table-cell office:value-type="float" office:value="1481" calcext:value-type="float">
            <text:p>1481</text:p>
          </table:table-cell>
          <table:table-cell office:value-type="float" office:value="0.985678195953369" calcext:value-type="float">
            <text:p>0.985678195953369</text:p>
          </table:table-cell>
          <table:table-cell office:value-type="float" office:value="0.018186092376709" calcext:value-type="float">
            <text:p>0.018186092376709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0.994976766038606" calcext:value-type="float">
            <text:p>0.994976766038606</text:p>
          </table:table-cell>
          <table:table-cell office:value-type="float" office:value="0.061797142028809" calcext:value-type="float">
            <text:p>0.061797142028809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0.995941050797576" calcext:value-type="float">
            <text:p>0.995941050797576</text:p>
          </table:table-cell>
          <table:table-cell office:value-type="float" office:value="0.969504833221436" calcext:value-type="float">
            <text:p>0.969504833221436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oma</text:p>
          </table:table-cell>
          <table:table-cell office:value-type="float" office:value="327" calcext:value-type="float">
            <text:p>327</text:p>
          </table:table-cell>
          <table:table-cell office:value-type="float" office:value="0.969062805175781" calcext:value-type="float">
            <text:p>0.969062805175781</text:p>
          </table:table-cell>
          <table:table-cell office:value-type="float" office:value="0.019189834594727" calcext:value-type="float">
            <text:p>0.019189834594727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0.998057532264197" calcext:value-type="float">
            <text:p>0.998057532264197</text:p>
          </table:table-cell>
          <table:table-cell office:value-type="float" office:value="0.063393115997315" calcext:value-type="float">
            <text:p>0.063393115997315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0.997094265699597" calcext:value-type="float">
            <text:p>0.997094265699597</text:p>
          </table:table-cell>
          <table:table-cell office:value-type="float" office:value="0.752104043960571" calcext:value-type="float">
            <text:p>0.752104043960571</text:p>
          </table:table-cell>
          <table:table-cell office:value-type="string" calcext:value-type="string">
            <text:p>rust</text:p>
          </table:table-cell>
          <table:table-cell office:value-type="float" office:value="1034" calcext:value-type="float">
            <text:p>1034</text:p>
          </table:table-cell>
          <table:table-cell office:value-type="float" office:value="0.965317249298096" calcext:value-type="float">
            <text:p>0.965317249298096</text:p>
          </table:table-cell>
          <table:table-cell office:value-type="float" office:value="0.022876501083374" calcext:value-type="float">
            <text:p>0.02287650108337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0.981126833033188" calcext:value-type="float">
            <text:p>0.981126833033188</text:p>
          </table:table-cell>
          <table:table-cell office:value-type="float" office:value="0.061135053634644" calcext:value-type="float">
            <text:p>0.06113505363464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0.984367699409706" calcext:value-type="float">
            <text:p>0.984367699409706</text:p>
          </table:table-cell>
          <table:table-cell office:value-type="float" office:value="1.06531739234924" calcext:value-type="float">
            <text:p>1.0653173923492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ust</text:p>
          </table:table-cell>
          <table:table-cell office:value-type="float" office:value="738" calcext:value-type="float">
            <text:p>738</text:p>
          </table:table-cell>
          <table:table-cell office:value-type="float" office:value="0.970249176025391" calcext:value-type="float">
            <text:p>0.970249176025391</text:p>
          </table:table-cell>
          <table:table-cell office:value-type="float" office:value="0.02156925201416" calcext:value-type="float">
            <text:p>0.02156925201416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0.979433177036243" calcext:value-type="float">
            <text:p>0.979433177036243</text:p>
          </table:table-cell>
          <table:table-cell office:value-type="float" office:value="0.063529491424561" calcext:value-type="float">
            <text:p>0.063529491424561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0.978067051889212" calcext:value-type="float">
            <text:p>0.978067051889212</text:p>
          </table:table-cell>
          <table:table-cell office:value-type="float" office:value="0.892453908920288" calcext:value-type="float">
            <text:p>0.892453908920288</text:p>
          </table:table-cell>
          <table:table-cell office:value-type="string" calcext:value-type="string">
            <text:p>miner</text:p>
          </table:table-cell>
          <table:table-cell office:value-type="float" office:value="828" calcext:value-type="float">
            <text:p>828</text:p>
          </table:table-cell>
          <table:table-cell office:value-type="float" office:value="0.990900039672852" calcext:value-type="float">
            <text:p>0.990900039672852</text:p>
          </table:table-cell>
          <table:table-cell office:value-type="float" office:value="0.018042087554932" calcext:value-type="float">
            <text:p>0.018042087554932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0.999042875703768" calcext:value-type="float">
            <text:p>0.999042875703768</text:p>
          </table:table-cell>
          <table:table-cell office:value-type="float" office:value="0.064350128173828" calcext:value-type="float">
            <text:p>0.064350128173828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0.998713723935225" calcext:value-type="float">
            <text:p>0.998713723935225</text:p>
          </table:table-cell>
          <table:table-cell office:value-type="float" office:value="0.631208658218384" calcext:value-type="float">
            <text:p>0.63120865821838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oma</text:p>
          </table:table-cell>
          <table:table-cell office:value-type="float" office:value="528" calcext:value-type="float">
            <text:p>528</text:p>
          </table:table-cell>
          <table:table-cell office:value-type="float" office:value="0.988268375396728" calcext:value-type="float">
            <text:p>0.988268375396728</text:p>
          </table:table-cell>
          <table:table-cell office:value-type="float" office:value="0.018385648727417" calcext:value-type="float">
            <text:p>0.018385648727417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0.997830756593536" calcext:value-type="float">
            <text:p>0.997830756593536</text:p>
          </table:table-cell>
          <table:table-cell office:value-type="float" office:value="0.063947200775147" calcext:value-type="float">
            <text:p>0.063947200775147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0.997921284627777" calcext:value-type="float">
            <text:p>0.997921284627777</text:p>
          </table:table-cell>
          <table:table-cell office:value-type="float" office:value="0.800129175186157" calcext:value-type="float">
            <text:p>0.800129175186157</text:p>
          </table:table-cell>
          <table:table-cell office:value-type="string" calcext:value-type="string">
            <text:p>rust</text:p>
          </table:table-cell>
          <table:table-cell office:value-type="float" office:value="1705" calcext:value-type="float">
            <text:p>1705</text:p>
          </table:table-cell>
          <table:table-cell office:value-type="float" office:value="0.949731826782227" calcext:value-type="float">
            <text:p>0.949731826782227</text:p>
          </table:table-cell>
          <table:table-cell office:value-type="float" office:value="0.020446062088013" calcext:value-type="float">
            <text:p>0.020446062088013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float" office:value="0.96112376334725" calcext:value-type="float">
            <text:p>0.96112376334725</text:p>
          </table:table-cell>
          <table:table-cell office:value-type="float" office:value="0.064446687698364" calcext:value-type="float">
            <text:p>0.064446687698364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float" office:value="0.977016400698321" calcext:value-type="float">
            <text:p>0.977016400698321</text:p>
          </table:table-cell>
          <table:table-cell office:value-type="float" office:value="0.883124113082886" calcext:value-type="float">
            <text:p>0.883124113082886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cercos</text:p>
          </table:table-cell>
          <table:table-cell office:value-type="float" office:value="1701" calcext:value-type="float">
            <text:p>1701</text:p>
          </table:table-cell>
          <table:table-cell office:value-type="float" office:value="0.970994472503662" calcext:value-type="float">
            <text:p>0.970994472503662</text:p>
          </table:table-cell>
          <table:table-cell office:value-type="float" office:value="0.021651744842529" calcext:value-type="float">
            <text:p>0.021651744842529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0.984232290473389" calcext:value-type="float">
            <text:p>0.984232290473389</text:p>
          </table:table-cell>
          <table:table-cell office:value-type="float" office:value="0.06467604637146" calcext:value-type="float">
            <text:p>0.06467604637146</text:p>
          </table:table-cell>
          <table:table-cell/>
          <table:table-cell office:value-type="float" office:value="1701" calcext:value-type="float">
            <text:p>1701</text:p>
          </table:table-cell>
          <table:table-cell office:value-type="float" office:value="0.988458785507177" calcext:value-type="float">
            <text:p>0.988458785507177</text:p>
          </table:table-cell>
          <table:table-cell office:value-type="float" office:value="0.743921279907227" calcext:value-type="float">
            <text:p>0.743921279907227</text:p>
          </table:table-cell>
          <table:table-cell office:value-type="string" calcext:value-type="string">
            <text:p>miner</text:p>
          </table:table-cell>
          <table:table-cell office:value-type="float" office:value="88" calcext:value-type="float">
            <text:p>88</text:p>
          </table:table-cell>
          <table:table-cell office:value-type="float" office:value="0.971730709075928" calcext:value-type="float">
            <text:p>0.971730709075928</text:p>
          </table:table-cell>
          <table:table-cell office:value-type="float" office:value="0.018271207809448" calcext:value-type="float">
            <text:p>0.01827120780944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8041265700985" calcext:value-type="float">
            <text:p>0.998041265700985</text:p>
          </table:table-cell>
          <table:table-cell office:value-type="float" office:value="0.064575910568237" calcext:value-type="float">
            <text:p>0.06457591056823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57106752350986" calcext:value-type="float">
            <text:p>0.957106752350986</text:p>
          </table:table-cell>
          <table:table-cell office:value-type="float" office:value="0.704460144042969" calcext:value-type="float">
            <text:p>0.704460144042969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oma</text:p>
          </table:table-cell>
          <table:table-cell office:value-type="float" office:value="370" calcext:value-type="float">
            <text:p>370</text:p>
          </table:table-cell>
          <table:table-cell office:value-type="float" office:value="0.994719505310059" calcext:value-type="float">
            <text:p>0.994719505310059</text:p>
          </table:table-cell>
          <table:table-cell office:value-type="float" office:value="0.020896911621094" calcext:value-type="float">
            <text:p>0.020896911621094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998744783711232" calcext:value-type="float">
            <text:p>0.998744783711232</text:p>
          </table:table-cell>
          <table:table-cell office:value-type="float" office:value="0.063383340835571" calcext:value-type="float">
            <text:p>0.063383340835571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998652344068253" calcext:value-type="float">
            <text:p>0.998652344068253</text:p>
          </table:table-cell>
          <table:table-cell office:value-type="float" office:value="0.788533449172974" calcext:value-type="float">
            <text:p>0.788533449172974</text:p>
          </table:table-cell>
          <table:table-cell office:value-type="string" calcext:value-type="string">
            <text:p>miner</text:p>
          </table:table-cell>
          <table:table-cell office:value-type="float" office:value="680" calcext:value-type="float">
            <text:p>680</text:p>
          </table:table-cell>
          <table:table-cell office:value-type="float" office:value="0.992406368255615" calcext:value-type="float">
            <text:p>0.992406368255615</text:p>
          </table:table-cell>
          <table:table-cell office:value-type="float" office:value="0.018430471420288" calcext:value-type="float">
            <text:p>0.01843047142028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.9975233481034" calcext:value-type="float">
            <text:p>0.9975233481034</text:p>
          </table:table-cell>
          <table:table-cell office:value-type="float" office:value="0.063407421112061" calcext:value-type="float">
            <text:p>0.06340742111206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0.997853315658518" calcext:value-type="float">
            <text:p>0.997853315658518</text:p>
          </table:table-cell>
          <table:table-cell office:value-type="float" office:value="0.598078727722168" calcext:value-type="float">
            <text:p>0.598078727722168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phoma</text:p>
          </table:table-cell>
          <table:table-cell office:value-type="float" office:value="441" calcext:value-type="float">
            <text:p>441</text:p>
          </table:table-cell>
          <table:table-cell office:value-type="float" office:value="0.988025188446045" calcext:value-type="float">
            <text:p>0.988025188446045</text:p>
          </table:table-cell>
          <table:table-cell office:value-type="float" office:value="0.021167278289795" calcext:value-type="float">
            <text:p>0.021167278289795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0.997276223286964" calcext:value-type="float">
            <text:p>0.997276223286964</text:p>
          </table:table-cell>
          <table:table-cell office:value-type="float" office:value="0.064989566802979" calcext:value-type="float">
            <text:p>0.064989566802979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0.997253419234942" calcext:value-type="float">
            <text:p>0.997253419234942</text:p>
          </table:table-cell>
          <table:table-cell office:value-type="float" office:value="0.75897479057312" calcext:value-type="float">
            <text:p>0.75897479057312</text:p>
          </table:table-cell>
          <table:table-cell office:value-type="string" calcext:value-type="string">
            <text:p>phoma</text:p>
          </table:table-cell>
          <table:table-cell office:value-type="float" office:value="349" calcext:value-type="float">
            <text:p>349</text:p>
          </table:table-cell>
          <table:table-cell office:value-type="float" office:value="0.993238925933838" calcext:value-type="float">
            <text:p>0.993238925933838</text:p>
          </table:table-cell>
          <table:table-cell office:value-type="float" office:value="0.021775960922241" calcext:value-type="float">
            <text:p>0.021775960922241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0.998938309137309" calcext:value-type="float">
            <text:p>0.998938309137309</text:p>
          </table:table-cell>
          <table:table-cell office:value-type="float" office:value="0.063345909118652" calcext:value-type="float">
            <text:p>0.063345909118652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0.996964424980503" calcext:value-type="float">
            <text:p>0.996964424980503</text:p>
          </table:table-cell>
          <table:table-cell office:value-type="float" office:value="0.700979709625244" calcext:value-type="float">
            <text:p>0.700979709625244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miner</text:p>
          </table:table-cell>
          <table:table-cell office:value-type="float" office:value="43" calcext:value-type="float">
            <text:p>43</text:p>
          </table:table-cell>
          <table:table-cell office:value-type="float" office:value="0.9862961769104" calcext:value-type="float">
            <text:p>0.9862961769104</text:p>
          </table:table-cell>
          <table:table-cell office:value-type="float" office:value="0.018031358718872" calcext:value-type="float">
            <text:p>0.0180313587188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9903278571249" calcext:value-type="float">
            <text:p>0.99903278571249</text:p>
          </table:table-cell>
          <table:table-cell office:value-type="float" office:value="0.063147068023682" calcext:value-type="float">
            <text:p>0.0631470680236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98159789441629" calcext:value-type="float">
            <text:p>0.998159789441629</text:p>
          </table:table-cell>
          <table:table-cell office:value-type="float" office:value="0.640042543411255" calcext:value-type="float">
            <text:p>0.640042543411255</text:p>
          </table:table-cell>
          <table:table-cell office:value-type="string" calcext:value-type="string">
            <text:p>rust</text:p>
          </table:table-cell>
          <table:table-cell office:value-type="float" office:value="1517" calcext:value-type="float">
            <text:p>1517</text:p>
          </table:table-cell>
          <table:table-cell office:value-type="float" office:value="0.936843395233154" calcext:value-type="float">
            <text:p>0.936843395233154</text:p>
          </table:table-cell>
          <table:table-cell office:value-type="float" office:value="0.018688201904297" calcext:value-type="float">
            <text:p>0.01868820190429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0.950451071545893" calcext:value-type="float">
            <text:p>0.950451071545893</text:p>
          </table:table-cell>
          <table:table-cell office:value-type="float" office:value="0.063771486282349" calcext:value-type="float">
            <text:p>0.063771486282349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0.929303469967532" calcext:value-type="float">
            <text:p>0.929303469967532</text:p>
          </table:table-cell>
          <table:table-cell office:value-type="float" office:value="0.635376691818237" calcext:value-type="float">
            <text:p>0.63537669181823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rust</text:p>
          </table:table-cell>
          <table:table-cell office:value-type="float" office:value="1409" calcext:value-type="float">
            <text:p>1409</text:p>
          </table:table-cell>
          <table:table-cell office:value-type="float" office:value="0.972875118255615" calcext:value-type="float">
            <text:p>0.972875118255615</text:p>
          </table:table-cell>
          <table:table-cell office:value-type="float" office:value="0.020410060882568" calcext:value-type="float">
            <text:p>0.020410060882568</text:p>
          </table:table-cell>
          <table:table-cell/>
          <table:table-cell office:value-type="float" office:value="1409" calcext:value-type="float">
            <text:p>1409</text:p>
          </table:table-cell>
          <table:table-cell office:value-type="float" office:value="0.986047364898608" calcext:value-type="float">
            <text:p>0.986047364898608</text:p>
          </table:table-cell>
          <table:table-cell office:value-type="float" office:value="0.06456184387207" calcext:value-type="float">
            <text:p>0.06456184387207</text:p>
          </table:table-cell>
          <table:table-cell/>
          <table:table-cell office:value-type="float" office:value="1409" calcext:value-type="float">
            <text:p>1409</text:p>
          </table:table-cell>
          <table:table-cell office:value-type="float" office:value="0.98810829741353" calcext:value-type="float">
            <text:p>0.98810829741353</text:p>
          </table:table-cell>
          <table:table-cell office:value-type="float" office:value="0.875934839248657" calcext:value-type="float">
            <text:p>0.875934839248657</text:p>
          </table:table-cell>
          <table:table-cell office:value-type="string" calcext:value-type="string">
            <text:p>rust</text:p>
          </table:table-cell>
          <table:table-cell office:value-type="float" office:value="1612" calcext:value-type="float">
            <text:p>1612</text:p>
          </table:table-cell>
          <table:table-cell office:value-type="float" office:value="0.987184524536133" calcext:value-type="float">
            <text:p>0.987184524536133</text:p>
          </table:table-cell>
          <table:table-cell office:value-type="float" office:value="0.018155574798584" calcext:value-type="float">
            <text:p>0.018155574798584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float" office:value="0.990857309197319" calcext:value-type="float">
            <text:p>0.990857309197319</text:p>
          </table:table-cell>
          <table:table-cell office:value-type="float" office:value="0.065057754516602" calcext:value-type="float">
            <text:p>0.065057754516602</text:p>
          </table:table-cell>
          <table:table-cell/>
          <table:table-cell office:value-type="float" office:value="1612" calcext:value-type="float">
            <text:p>1612</text:p>
          </table:table-cell>
          <table:table-cell office:value-type="float" office:value="0.988635560132066" calcext:value-type="float">
            <text:p>0.988635560132066</text:p>
          </table:table-cell>
          <table:table-cell office:value-type="float" office:value="0.752277135848999" calcext:value-type="float">
            <text:p>0.752277135848999</text:p>
          </table:table-cell>
          <table:table-cell table:number-columns-repeated="1000"/>
        </table:table-row>
        <table:table-row table:style-name="ro3">
          <table:table-cell table:number-columns-repeated="12"/>
          <table:table-cell office:value-type="string" calcext:value-type="string">
            <text:p>phoma</text:p>
          </table:table-cell>
          <table:table-cell office:value-type="float" office:value="488" calcext:value-type="float">
            <text:p>488</text:p>
          </table:table-cell>
          <table:table-cell office:value-type="float" office:value="0.977323055267334" calcext:value-type="float">
            <text:p>0.977323055267334</text:p>
          </table:table-cell>
          <table:table-cell office:value-type="float" office:value="0.020296335220337" calcext:value-type="float">
            <text:p>0.020296335220337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.997133181788052" calcext:value-type="float">
            <text:p>0.997133181788052</text:p>
          </table:table-cell>
          <table:table-cell office:value-type="float" office:value="0.068203926086426" calcext:value-type="float">
            <text:p>0.068203926086426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.991730469357404" calcext:value-type="float">
            <text:p>0.991730469357404</text:p>
          </table:table-cell>
          <table:table-cell office:value-type="float" office:value="0.671586751937866" calcext:value-type="float">
            <text:p>0.671586751937866</text:p>
          </table:table-cell>
          <table:table-cell table:number-columns-repeated="1000"/>
        </table:table-row>
        <table:table-row table:style-name="ro2">
          <table:table-cell/>
          <table:table-cell table:style-name="ce9"/>
          <table:table-cell table:style-name="ce9" table:formula="of:=AVERAGE([.C4:.C37])" office:value-type="float" office:value="0.983647851382985" calcext:value-type="float">
            <text:p>0.983647851382985</text:p>
          </table:table-cell>
          <table:table-cell table:style-name="ce9" table:formula="of:=SUM([.D4:.D37])" office:value-type="float" office:value="0.681310892105105" calcext:value-type="float">
            <text:p>0.681310892105105</text:p>
          </table:table-cell>
          <table:table-cell table:style-name="ce9" table:number-columns-repeated="2"/>
          <table:table-cell table:style-name="ce9" table:formula="of:=AVERAGE([.G4:.G37])" office:value-type="float" office:value="0.993459708244667" calcext:value-type="float">
            <text:p>0.993459708244667</text:p>
          </table:table-cell>
          <table:table-cell table:style-name="ce9" table:formula="of:=SUM([.H4:.H37])" office:value-type="float" office:value="2.21724271774292" calcext:value-type="float">
            <text:p>2.21724271774292</text:p>
          </table:table-cell>
          <table:table-cell table:style-name="ce9" table:number-columns-repeated="2"/>
          <table:table-cell table:style-name="ce9" table:formula="of:=AVERAGE([.K4:.K37])" office:value-type="float" office:value="0.977075802300477" calcext:value-type="float">
            <text:p>0.977075802300477</text:p>
          </table:table-cell>
          <table:table-cell table:style-name="ce9" table:formula="of:=SUM([.L4:.L37])" office:value-type="float" office:value="26.5715129375458" calcext:value-type="float">
            <text:p>26.5715129375458</text:p>
          </table:table-cell>
          <table:table-cell office:value-type="string" calcext:value-type="string">
            <text:p>miner</text:p>
          </table:table-cell>
          <table:table-cell office:value-type="float" office:value="1074" calcext:value-type="float">
            <text:p>1074</text:p>
          </table:table-cell>
          <table:table-cell office:value-type="float" office:value="0.989942073822022" calcext:value-type="float">
            <text:p>0.989942073822022</text:p>
          </table:table-cell>
          <table:table-cell office:value-type="float" office:value="0.019144773483276" calcext:value-type="float">
            <text:p>0.019144773483276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0.996394125667964" calcext:value-type="float">
            <text:p>0.996394125667964</text:p>
          </table:table-cell>
          <table:table-cell office:value-type="float" office:value="0.066614866256714" calcext:value-type="float">
            <text:p>0.066614866256714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0.983215958698669" calcext:value-type="float">
            <text:p>0.983215958698669</text:p>
          </table:table-cell>
          <table:table-cell office:value-type="float" office:value="0.71395468711853" calcext:value-type="float">
            <text:p>0.71395468711853</text:p>
          </table:table-cell>
          <table:table-cell table:number-columns-repeated="1000"/>
        </table:table-row>
        <table:table-row table:style-name="ro3">
          <table:table-cell table:number-columns-repeated="12"/>
          <table:table-cell office:value-type="string" calcext:value-type="string">
            <text:p>miner</text:p>
          </table:table-cell>
          <table:table-cell office:value-type="float" office:value="218" calcext:value-type="float">
            <text:p>218</text:p>
          </table:table-cell>
          <table:table-cell office:value-type="float" office:value="0.991218090057373" calcext:value-type="float">
            <text:p>0.991218090057373</text:p>
          </table:table-cell>
          <table:table-cell office:value-type="float" office:value="0.020377635955811" calcext:value-type="float">
            <text:p>0.020377635955811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.999356415474696" calcext:value-type="float">
            <text:p>0.999356415474696</text:p>
          </table:table-cell>
          <table:table-cell office:value-type="float" office:value="0.068563222885132" calcext:value-type="float">
            <text:p>0.068563222885132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.999747941320355" calcext:value-type="float">
            <text:p>0.999747941320355</text:p>
          </table:table-cell>
          <table:table-cell office:value-type="float" office:value="0.649082183837891" calcext:value-type="float">
            <text:p>0.649082183837891</text:p>
          </table:table-cell>
          <table:table-cell table:number-columns-repeated="1000"/>
        </table:table-row>
        <table:table-row table:style-name="ro3">
          <table:table-cell table:number-columns-repeated="12"/>
          <table:table-cell office:value-type="string" calcext:value-type="string">
            <text:p>miner</text:p>
          </table:table-cell>
          <table:table-cell office:value-type="float" office:value="771" calcext:value-type="float">
            <text:p>771</text:p>
          </table:table-cell>
          <table:table-cell office:value-type="float" office:value="0.98789119720459" calcext:value-type="float">
            <text:p>0.98789119720459</text:p>
          </table:table-cell>
          <table:table-cell office:value-type="float" office:value="0.019696950912476" calcext:value-type="float">
            <text:p>0.019696950912476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0.99891032264198" calcext:value-type="float">
            <text:p>0.99891032264198</text:p>
          </table:table-cell>
          <table:table-cell office:value-type="float" office:value="0.064289808273316" calcext:value-type="float">
            <text:p>0.064289808273316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0.995976080408897" calcext:value-type="float">
            <text:p>0.995976080408897</text:p>
          </table:table-cell>
          <table:table-cell office:value-type="float" office:value="0.772921085357666" calcext:value-type="float">
            <text:p>0.772921085357666</text:p>
          </table:table-cell>
          <table:table-cell table:number-columns-repeated="1000"/>
        </table:table-row>
        <table:table-row table:style-name="ro3">
          <table:table-cell table:number-columns-repeated="12"/>
          <table:table-cell office:value-type="string" calcext:value-type="string">
            <text:p>rust</text:p>
          </table:table-cell>
          <table:table-cell office:value-type="float" office:value="146" calcext:value-type="float">
            <text:p>146</text:p>
          </table:table-cell>
          <table:table-cell office:value-type="float" office:value="0.97986364364624" calcext:value-type="float">
            <text:p>0.97986364364624</text:p>
          </table:table-cell>
          <table:table-cell office:value-type="float" office:value="0.020732402801514" calcext:value-type="float">
            <text:p>0.02073240280151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979632381883894" calcext:value-type="float">
            <text:p>0.979632381883894</text:p>
          </table:table-cell>
          <table:table-cell office:value-type="float" office:value="0.065906286239624" calcext:value-type="float">
            <text:p>0.06590628623962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990086303838547" calcext:value-type="float">
            <text:p>0.990086303838547</text:p>
          </table:table-cell>
          <table:table-cell office:value-type="float" office:value="0.893650531768799" calcext:value-type="float">
            <text:p>0.893650531768799</text:p>
          </table:table-cell>
          <table:table-cell table:number-columns-repeated="1000"/>
        </table:table-row>
        <table:table-row table:style-name="ro3">
          <table:table-cell table:number-columns-repeated="12"/>
          <table:table-cell office:value-type="string" calcext:value-type="string">
            <text:p>rust</text:p>
          </table:table-cell>
          <table:table-cell office:value-type="float" office:value="1383" calcext:value-type="float">
            <text:p>1383</text:p>
          </table:table-cell>
          <table:table-cell office:value-type="float" office:value="0.983335494995117" calcext:value-type="float">
            <text:p>0.983335494995117</text:p>
          </table:table-cell>
          <table:table-cell office:value-type="float" office:value="0.019258737564087" calcext:value-type="float">
            <text:p>0.019258737564087</text:p>
          </table:table-cell>
          <table:table-cell/>
          <table:table-cell office:value-type="float" office:value="1383" calcext:value-type="float">
            <text:p>1383</text:p>
          </table:table-cell>
          <table:table-cell office:value-type="float" office:value="0.981048623555698" calcext:value-type="float">
            <text:p>0.981048623555698</text:p>
          </table:table-cell>
          <table:table-cell office:value-type="float" office:value="0.064197301864624" calcext:value-type="float">
            <text:p>0.064197301864624</text:p>
          </table:table-cell>
          <table:table-cell/>
          <table:table-cell office:value-type="float" office:value="1383" calcext:value-type="float">
            <text:p>1383</text:p>
          </table:table-cell>
          <table:table-cell office:value-type="float" office:value="0.981976514882054" calcext:value-type="float">
            <text:p>0.981976514882054</text:p>
          </table:table-cell>
          <table:table-cell office:value-type="float" office:value="1.15769410133362" calcext:value-type="float">
            <text:p>1.15769410133362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4"/>
          <table:table-cell table:style-name="ce9" table:formula="of:=AVERAGE([.O4:.O43])" office:value-type="float" office:value="0.980862319469452" calcext:value-type="float">
            <text:p>0.980862319469452</text:p>
          </table:table-cell>
          <table:table-cell table:style-name="ce9" table:formula="of:=SUM([.P4:.P43])" office:value-type="float" office:value="0.805630207061772" calcext:value-type="float">
            <text:p>0.805630207061772</text:p>
          </table:table-cell>
          <table:table-cell table:style-name="ce9" table:number-columns-repeated="2"/>
          <table:table-cell table:style-name="ce9" table:formula="of:=AVERAGE([.S4:.S43])" office:value-type="float" office:value="0.991644120664681" calcext:value-type="float">
            <text:p>0.991644120664681</text:p>
          </table:table-cell>
          <table:table-cell table:style-name="ce9" table:formula="of:=SUM([.T4:.T43])" office:value-type="float" office:value="2.65161228179932" calcext:value-type="float">
            <text:p>2.65161228179932</text:p>
          </table:table-cell>
          <table:table-cell table:style-name="ce9" table:number-columns-repeated="2"/>
          <table:table-cell table:style-name="ce9" table:formula="of:=AVERAGE([.W4:.W43])" office:value-type="float" office:value="0.979643372710837" calcext:value-type="float">
            <text:p>0.979643372710837</text:p>
          </table:table-cell>
          <table:table-cell table:style-name="ce9" table:formula="of:=SUM([.X4:.X43])" office:value-type="float" office:value="30.9214766025543" calcext:value-type="float">
            <text:p>30.9214766025543</text:p>
          </table:table-cell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09:54:24.085680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7T09:54:52.478013281</dc:date>
    <meta:editing-duration>PT13H49M26S</meta:editing-duration>
    <meta:editing-cycles>96</meta:editing-cycles>
    <meta:generator>LibreOffice/6.4.7.2$Linux_X86_64 LibreOffice_project/40$Build-2</meta:generator>
    <meta:document-statistic meta:table-count="1" meta:cell-count="772" meta:object-count="0"/>
  </office:meta>
</office:document-meta>
</file>